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cccccc" svg:stroke-linecap="round" draw:fill-color="#729fcf" draw:textarea-horizontal-align="justify" draw:textarea-vertical-align="middle" draw:auto-grow-height="false" fo:min-height="0.55cm" fo:min-width="0cm"/>
    </style:style>
    <style:style style:name="gr3" style:family="graphic" style:parent-style-name="standard">
      <style:graphic-properties draw:stroke="none" svg:stroke-color="#cccccc" svg:stroke-linecap="round" draw:fill-color="#ccccc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cm" svg:stroke-color="#729fcf" draw:marker-start-width="0.355cm" draw:marker-end-width="0.355cm" svg:stroke-linecap="round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729fcf" draw:marker-start-width="0.355cm" draw:marker-end-width="0.355cm" svg:stroke-linecap="round" draw:fill-color="#729fc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75cm" fo:min-width="6.4cm" fo:padding-top="0.175cm" fo:padding-bottom="0.175cm" fo:padding-left="0.3cm" fo:padding-right="0.3cm"/>
    </style:style>
    <style:style style:name="gr8" style:family="graphic" style:parent-style-name="standard">
      <style:graphic-properties svg:stroke-linecap="round" draw:fill-color="#99ff66" draw:textarea-horizontal-align="justify" draw:textarea-vertical-align="middle" draw:auto-grow-height="false" fo:min-height="0.046cm" fo:min-width="2.004cm"/>
    </style:style>
    <style:style style:name="gr9" style:family="graphic" style:parent-style-name="standard">
      <style:graphic-properties svg:stroke-linecap="round" draw:fill-color="#99ff66" draw:textarea-horizontal-align="justify" draw:textarea-vertical-align="middle" draw:auto-grow-height="false" fo:min-height="0.15cm" fo:min-width="2.9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7.8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3.85cm" fo:min-width="3cm"/>
    </style:style>
    <style:style style:name="gr12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25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75cm" fo:min-width="5.4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7.7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cm"/>
    </style:style>
    <style:style style:name="gr17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Fine_20_Dashed"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4cm" fo:min-width="3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916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1.026cm"/>
    </style:style>
    <style:style style:name="gr22" style:family="graphic" style:parent-style-name="standard">
      <style:graphic-properties svg:stroke-width="0.1cm" svg:stroke-color="#000000" draw:marker-start-width="0.5cm" draw:marker-end-width="0.5cm" svg:stroke-linecap="round" draw:textarea-horizontal-align="justify" draw:textarea-vertical-align="middle" draw:auto-grow-height="false" fo:min-height="0.399cm" fo:min-width="2.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874cm" fo:min-width="0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99ff66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442cm" fo:min-width="0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348cm" fo:min-width="0cm" fo:padding-top="0.175cm" fo:padding-bottom="0.175cm" fo:padding-left="0.3cm" fo:padding-right="0.3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.25cm" fo:min-width="0cm"/>
    </style:style>
    <style:style style:name="gr30" style:family="graphic" style:parent-style-name="objectwithoutfill">
      <style:graphic-properties draw:stroke="solid" draw:stroke-dash="Fine_20_Dashed"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color="#cc66ff" draw:fill-color="#cc66ff" draw:textarea-horizontal-align="justify" draw:textarea-vertical-align="middle" draw:auto-grow-height="false" fo:min-height="3.35cm" fo:min-width="3.3cm"/>
    </style:style>
    <style:style style:name="gr32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objectwithoutfill">
      <style:graphic-properties svg:stroke-width="0.2cm" draw:marker-start="Rounded_20_short_20_Arrow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  <style:text-properties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1.6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cm" svg:height="0.8cm" svg:x="4.4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4cm" svg:height="0.4cm" svg:x="4.6cm" svg:y="3.1cm">
            <text:p/>
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4" draw:text-style-name="P4" draw:layer="layout" svg:x1="4.6cm" svg:y1="3.1cm" svg:x2="5cm" svg:y2="3.5cm">
            <text:p/>
          </draw:line>
          <draw:line draw:style-name="gr4" draw:text-style-name="P4" draw:layer="layout" svg:x1="4.6cm" svg:y1="3.1cm" svg:x2="4.2cm" svg:y2="3.1cm">
            <text:p/>
          </draw:line>
          <draw:custom-shape draw:style-name="gr5" draw:text-style-name="P2" draw:layer="layout" svg:width="0.4cm" svg:height="0.4cm" svg:x="4.6cm" svg:y="3.1cm">
            <text:p/>
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4" draw:text-style-name="P4" draw:layer="layout" svg:x1="4.6cm" svg:y1="3.1cm" svg:x2="5cm" svg:y2="3.5cm">
            <text:p/>
          </draw:line>
          <draw:line draw:style-name="gr4" draw:text-style-name="P4" draw:layer="layout" svg:x1="4.6cm" svg:y1="3.1cm" svg:x2="4.2cm" svg:y2="3.1cm">
            <text:p/>
          </draw:line>
          <draw:custom-shape draw:style-name="gr6" draw:text-style-name="P2" draw:layer="layout" svg:width="0.4cm" svg:height="0.4cm" svg:x="1.6cm" svg:y="6.1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0.5cm" svg:height="0.8cm" svg:x="1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4" draw:layer="layout" svg:x1="1.6cm" svg:y1="6.1cm" svg:x2="2cm" svg:y2="6.5cm">
            <text:p/>
          </draw:line>
          <draw:line draw:style-name="gr4" draw:text-style-name="P4" draw:layer="layout" svg:x1="1.6cm" svg:y1="6.1cm" svg:x2="1.6cm" svg:y2="5.1cm">
            <text:p/>
          </draw:line>
          <draw:line draw:style-name="gr4" draw:text-style-name="P4" draw:layer="layout" svg:x1="1.6cm" svg:y1="3.1cm" svg:x2="2cm" svg:y2="3.5cm">
            <text:p/>
          </draw:line>
          <draw:custom-shape draw:style-name="gr1" draw:text-style-name="P1" draw:layer="layout" svg:width="3cm" svg:height="3cm" svg:x="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3" draw:layer="layout" svg:width="7cm" svg:height="5.1cm" svg:x="1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4cm" svg:height="0.4cm" draw:transform="rotate (1.5707963267949) translate (1.6cm 11.3cm)">
          <text:p/>
          <draw:enhanced-geometry svg:viewBox="0 0 21600 21600" draw:mirror-vertical="false" draw:mirror-horizontal="false" draw:glue-points="?f6 0 10800 ?f8 ?f11 10800 ?f9 21600 10800 ?f10 ?f5 10800" draw:text-areas="?f3 ?f3 ?f4 ?f4" draw:type="parallelogram" draw:modifiers="2642.04645692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3.4cm" svg:height="0.4cm" svg:x="1.6cm" svg:y="7.9cm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2642.04645692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.6cm" svg:y1="7.9cm" svg:x2="2cm" svg:y2="8.3cm">
          <text:p/>
        </draw:line>
        <draw:line draw:style-name="gr4" draw:text-style-name="P4" draw:layer="layout" svg:x1="1.6cm" svg:y1="10.9cm" svg:x2="2cm" svg:y2="11.3cm">
          <text:p/>
        </draw:line>
        <draw:line draw:style-name="gr4" draw:text-style-name="P4" draw:layer="layout" svg:x1="4.6cm" svg:y1="7.9cm" svg:x2="5cm" svg:y2="8.3cm">
          <text:p/>
        </draw:line>
        <draw:custom-shape draw:style-name="gr10" draw:text-style-name="P6" draw:layer="layout" svg:width="8.3cm" svg:height="1.6cm" svg:x="1.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5cm" svg:height="4.1cm" svg:x="5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7cm" svg:height="4.6cm" svg:x="2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cm" svg:height="4.1cm" svg:x="2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6cm" svg:y1="7.9cm" svg:x2="4.6cm" svg:y2="7.9cm">
          <text:p/>
        </draw:line>
        <draw:line draw:style-name="gr4" draw:text-style-name="P4" draw:layer="layout" svg:x1="1.6cm" svg:y1="7.9cm" svg:x2="1.6cm" svg:y2="11.1cm">
          <text:p/>
        </draw:line>
        <draw:custom-shape draw:style-name="gr14" draw:text-style-name="P6" draw:layer="layout" svg:width="8.2cm" svg:height="1.2cm" svg:x="1.4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4cm" svg:height="0.4cm" svg:x="1.6cm" svg:y="1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6" draw:layer="layout" svg:width="3.5cm" svg:height="4.8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0.4cm" svg:x="5.4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4cm" svg:height="0.4cm" svg:x="5.9cm" svg:y="7.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4" draw:layer="layout" svg:x1="5.4cm" svg:y1="7.9cm" svg:x2="6.4cm" svg:y2="7.9cm">
          <text:p/>
        </draw:line>
        <draw:custom-shape draw:style-name="gr19" draw:text-style-name="P5" draw:layer="layout" svg:width="4.5cm" svg:height="0.75cm" draw:transform="rotate (1.5707963267949) translate (8.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0.5cm" svg:height="4.5cm" svg:x="9.75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7" draw:layer="layout" svg:width="0.8cm" svg:height="1.276cm" svg:x="10.15cm" svg:y="9.569cm">
          <draw:text-box>
            <text:p><text:span text:style-name="T1">K</text:span></text:p>
          </draw:text-box>
        </draw:frame>
        <draw:custom-shape draw:style-name="gr22" draw:text-style-name="P1" draw:layer="layout" svg:width="3.4cm" svg:height="0.749cm" svg:x="7.7cm" svg:y="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5cm" svg:height="3.4cm" draw:transform="rotate (1.5707963267949) translate (7.7cm 4.2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0.604cm" svg:height="1.276cm" svg:x="8.898cm" svg:y="2.7cm">
          <draw:text-box>
            <text:p text:style-name="P8"><text:span text:style-name="T1">K</text:span></text:p>
          </draw:text-box>
        </draw:frame>
        <draw:g>
          <draw:custom-shape draw:style-name="gr24" draw:text-style-name="P6" draw:layer="layout" svg:width="4cm" svg:height="4cm" svg:x="13.8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4" draw:layer="layout" svg:x1="14cm" svg:y1="8cm" svg:x2="14cm" svg:y2="11.7cm">
            <text:p/>
          </draw:line>
          <draw:line draw:style-name="gr25" draw:text-style-name="P4" draw:layer="layout" svg:x1="14.3cm" svg:y1="8cm" svg:x2="14.3cm" svg:y2="11.7cm">
            <text:p/>
          </draw:line>
          <draw:line draw:style-name="gr25" draw:text-style-name="P4" draw:layer="layout" svg:x1="14.6cm" svg:y1="8cm" svg:x2="14.6cm" svg:y2="11.7cm">
            <text:p/>
          </draw:line>
          <draw:line draw:style-name="gr25" draw:text-style-name="P4" draw:layer="layout" svg:x1="14.9cm" svg:y1="8cm" svg:x2="14.9cm" svg:y2="11.7cm">
            <text:p/>
          </draw:line>
          <draw:line draw:style-name="gr25" draw:text-style-name="P4" draw:layer="layout" svg:x1="15.2cm" svg:y1="8cm" svg:x2="15.2cm" svg:y2="11.7cm">
            <text:p/>
          </draw:line>
          <draw:line draw:style-name="gr25" draw:text-style-name="P4" draw:layer="layout" svg:x1="15.5cm" svg:y1="8cm" svg:x2="15.5cm" svg:y2="11.7cm">
            <text:p/>
          </draw:line>
          <draw:line draw:style-name="gr25" draw:text-style-name="P4" draw:layer="layout" svg:x1="15.8cm" svg:y1="8cm" svg:x2="15.8cm" svg:y2="11.7cm">
            <text:p/>
          </draw:line>
          <draw:line draw:style-name="gr25" draw:text-style-name="P4" draw:layer="layout" svg:x1="16.1cm" svg:y1="8cm" svg:x2="16.1cm" svg:y2="11.7cm">
            <text:p/>
          </draw:line>
          <draw:line draw:style-name="gr25" draw:text-style-name="P4" draw:layer="layout" svg:x1="16.4cm" svg:y1="8cm" svg:x2="16.4cm" svg:y2="11.7cm">
            <text:p/>
          </draw:line>
          <draw:line draw:style-name="gr25" draw:text-style-name="P4" draw:layer="layout" svg:x1="16.7cm" svg:y1="8cm" svg:x2="16.7cm" svg:y2="11.7cm">
            <text:p/>
          </draw:line>
          <draw:line draw:style-name="gr25" draw:text-style-name="P4" draw:layer="layout" svg:x1="17cm" svg:y1="8cm" svg:x2="17cm" svg:y2="11.7cm">
            <text:p/>
          </draw:line>
          <draw:line draw:style-name="gr25" draw:text-style-name="P4" draw:layer="layout" svg:x1="17.3cm" svg:y1="8cm" svg:x2="17.3cm" svg:y2="11.7cm">
            <text:p/>
          </draw:line>
          <draw:line draw:style-name="gr25" draw:text-style-name="P4" draw:layer="layout" svg:x1="17.6cm" svg:y1="8cm" svg:x2="17.6cm" svg:y2="11.7cm">
            <text:p/>
          </draw:line>
        </draw:g>
        <draw:g>
          <draw:custom-shape draw:style-name="gr24" draw:text-style-name="P6" draw:layer="layout" svg:width="4cm" svg:height="4cm" svg:x="13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4" draw:layer="layout" svg:x1="14cm" svg:y1="3cm" svg:x2="17.6cm" svg:y2="3cm">
            <text:p/>
          </draw:line>
          <draw:line draw:style-name="gr26" draw:text-style-name="P4" draw:layer="layout" svg:x1="14cm" svg:y1="3.4cm" svg:x2="17.6cm" svg:y2="3.4cm">
            <text:p/>
          </draw:line>
          <draw:line draw:style-name="gr26" draw:text-style-name="P4" draw:layer="layout" svg:x1="14cm" svg:y1="3.8cm" svg:x2="17.6cm" svg:y2="3.8cm">
            <text:p/>
          </draw:line>
          <draw:line draw:style-name="gr26" draw:text-style-name="P4" draw:layer="layout" svg:x1="14cm" svg:y1="4.2cm" svg:x2="17.6cm" svg:y2="4.2cm">
            <text:p/>
          </draw:line>
          <draw:line draw:style-name="gr26" draw:text-style-name="P4" draw:layer="layout" svg:x1="14cm" svg:y1="4.6cm" svg:x2="17.6cm" svg:y2="4.6cm">
            <text:p/>
          </draw:line>
          <draw:line draw:style-name="gr26" draw:text-style-name="P4" draw:layer="layout" svg:x1="14cm" svg:y1="5cm" svg:x2="17.6cm" svg:y2="5cm">
            <text:p/>
          </draw:line>
          <draw:line draw:style-name="gr26" draw:text-style-name="P4" draw:layer="layout" svg:x1="14cm" svg:y1="5.4cm" svg:x2="17.6cm" svg:y2="5.4cm">
            <text:p/>
          </draw:line>
          <draw:line draw:style-name="gr26" draw:text-style-name="P4" draw:layer="layout" svg:x1="14cm" svg:y1="5.8cm" svg:x2="17.6cm" svg:y2="5.8cm">
            <text:p/>
          </draw:line>
          <draw:line draw:style-name="gr26" draw:text-style-name="P4" draw:layer="layout" svg:x1="14cm" svg:y1="6.2cm" svg:x2="17.6cm" svg:y2="6.2cm">
            <text:p/>
          </draw:line>
          <draw:line draw:style-name="gr26" draw:text-style-name="P4" draw:layer="layout" svg:x1="14cm" svg:y1="6.6cm" svg:x2="17.6cm" svg:y2="6.6cm">
            <text:p/>
          </draw:line>
        </draw:g>
        <draw:custom-shape draw:style-name="gr27" draw:text-style-name="P4" draw:layer="layout" svg:width="0.5cm" svg:height="4cm" draw:transform="rotate (1.5707963267949) translate (13.8cm 2.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0.711cm" svg:height="1.276cm" svg:x="15.227cm" svg:y="1.1cm">
          <draw:text-box>
            <text:p text:style-name="P8"><text:span text:style-name="T1">K</text:span></text:p>
          </draw:text-box>
        </draw:frame>
        <draw:custom-shape draw:style-name="gr28" draw:text-style-name="P4" draw:layer="layout" svg:width="0.5cm" svg:height="3.9cm" svg:x="17.9cm" svg:y="7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7" draw:layer="layout" svg:width="0.8cm" svg:height="1.276cm" svg:x="18.3cm" svg:y="9.233cm">
          <draw:text-box>
            <text:p><text:span text:style-name="T1">K</text:span></text:p>
          </draw:text-box>
        </draw:frame>
        <draw:custom-shape draw:style-name="gr28" draw:text-style-name="P4" draw:layer="layout" svg:width="0.5cm" svg:height="3.9cm" svg:x="17.9cm" svg:y="2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7" draw:layer="layout" svg:width="0.8cm" svg:height="1.276cm" svg:x="18.3cm" svg:y="4.233cm">
          <draw:text-box>
            <text:p><text:span text:style-name="T1">M</text:span></text:p>
          </draw:text-box>
        </draw:frame>
        <draw:custom-shape draw:style-name="gr27" draw:text-style-name="P4" draw:layer="layout" svg:width="0.5cm" svg:height="4cm" draw:transform="rotate (-1.5707963267949) translate (17.8cm 1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9" draw:layer="layout" svg:width="0.711cm" svg:height="1.276cm" svg:x="15.227cm" svg:y="12.3cm">
          <draw:text-box>
            <text:p text:style-name="P8"><text:span text:style-name="T1">N</text:span></text:p>
          </draw:text-box>
        </draw:frame>
        <draw:custom-shape draw:style-name="gr29" draw:text-style-name="P3" draw:layer="layout" svg:width="0.5cm" svg:height="0.5cm" svg:x="5.8cm" svg:y="8.3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5.8cm" svg:y1="8.3cm" svg:x2="6.8cm" svg:y2="8.3cm">
          <text:p/>
        </draw:line>
        <draw:custom-shape draw:style-name="gr29" draw:text-style-name="P3" draw:layer="layout" svg:width="0.4cm" svg:height="0.5cm" svg:x="1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0.5cm" svg:height="0.5cm" svg:x="2cm" svg:y="11.9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.6cm" svg:y1="12.5cm" svg:x2="1.6cm" svg:y2="11.5cm">
          <text:p/>
        </draw:line>
        <draw:line draw:style-name="gr18" draw:text-style-name="P4" draw:layer="layout" svg:x1="2cm" svg:y1="12.9cm" svg:x2="2cm" svg:y2="11.9cm">
          <text:p/>
        </draw:line>
        <draw:line draw:style-name="gr30" draw:text-style-name="P4" draw:layer="layout" svg:x1="2cm" svg:y1="11.9cm" svg:x2="2cm" svg:y2="10.9cm">
          <text:p/>
        </draw:line>
        <draw:custom-shape draw:style-name="gr31" draw:text-style-name="P10" draw:layer="layout" svg:width="3.8cm" svg:height="3.6cm" svg:x="2.5cm" svg:y="8.8cm">
          <text:p/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4.9cm" svg:y1="8.8cm" svg:x2="5.9cm" svg:y2="8.8cm">
          <text:p/>
        </draw:line>
        <draw:line draw:style-name="gr18" draw:text-style-name="P4" draw:layer="layout" svg:x1="2.5cm" svg:y1="12.9cm" svg:x2="2.5cm" svg:y2="11.9cm">
          <text:p/>
        </draw:line>
        <draw:line draw:style-name="gr18" draw:text-style-name="P4" draw:layer="layout" svg:x1="5.8cm" svg:y1="8.8cm" svg:x2="6.8cm" svg:y2="8.8cm">
          <text:p/>
        </draw:line>
        <draw:line draw:style-name="gr30" draw:text-style-name="P4" draw:layer="layout" svg:x1="2.5cm" svg:y1="11.9cm" svg:x2="2.5cm" svg:y2="10.9cm">
          <text:p/>
        </draw:line>
        <draw:line draw:style-name="gr30" draw:text-style-name="P4" draw:layer="layout" svg:x1="4.9cm" svg:y1="8.3cm" svg:x2="5.9cm" svg:y2="8.3cm">
          <text:p/>
        </draw:line>
        <draw:custom-shape draw:style-name="gr32" draw:text-style-name="P5" draw:layer="layout" svg:width="3cm" svg:height="3cm" svg:x="2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2" draw:layer="layout" svg:width="11cm" svg:height="0.962cm" svg:x="1.5cm" svg:y="1.827cm">
          <draw:text-box>
            <text:p text:style-name="P11"><text:span text:style-name="T2">Weights Matrix Formation:</text:span></text:p>
          </draw:text-box>
        </draw:frame>
        <draw:frame draw:style-name="gr33" draw:text-style-name="P12" draw:layer="layout" svg:width="11cm" svg:height="0.962cm" svg:x="1.5cm" svg:y="6.827cm">
          <draw:text-box>
            <text:p text:style-name="P11"><text:span text:style-name="T2">Input Region Matrix Formation:</text:span></text:p>
          </draw:text-box>
        </draw:frame>
        <draw:frame draw:style-name="gr33" draw:text-style-name="P13" draw:layer="layout" svg:width="2.6cm" svg:height="0.962cm" svg:x="5.2cm" svg:y="5.2cm">
          <draw:text-box>
            <text:p><text:span text:style-name="T2">Flatten</text:span></text:p>
          </draw:text-box>
        </draw:frame>
        <draw:frame draw:style-name="gr33" draw:text-style-name="P13" draw:layer="layout" svg:width="2.6cm" svg:height="0.962cm" svg:x="6.2cm" svg:y="10.2cm">
          <draw:text-box>
            <text:p><text:span text:style-name="T2">Flatten</text:span></text:p>
          </draw:text-box>
        </draw:frame>
        <draw:frame draw:style-name="gr33" draw:text-style-name="P13" draw:layer="layout" svg:width="2.2cm" svg:height="0.962cm" svg:x="11.3cm" svg:y="5.2cm">
          <draw:text-box>
            <text:p><text:span text:style-name="T2">Store</text:span></text:p>
          </draw:text-box>
        </draw:frame>
        <draw:frame draw:style-name="gr33" draw:text-style-name="P13" draw:layer="layout" svg:width="2.2cm" svg:height="0.962cm" svg:x="11.3cm" svg:y="10.2cm">
          <draw:text-box>
            <text:p><text:span text:style-name="T2">Store</text:span></text:p>
          </draw:text-box>
        </draw:frame>
        <draw:line draw:style-name="gr34" draw:text-style-name="P4" draw:layer="layout" svg:x1="7.5cm" svg:y1="4.8cm" svg:x2="5.4cm" svg:y2="4.8cm">
          <text:p/>
        </draw:line>
        <draw:line draw:style-name="gr34" draw:text-style-name="P4" draw:layer="layout" svg:x1="13.5cm" svg:y1="4.8cm" svg:x2="11.4cm" svg:y2="4.8cm">
          <text:p/>
        </draw:line>
        <draw:line draw:style-name="gr34" draw:text-style-name="P4" draw:layer="layout" svg:x1="13.5cm" svg:y1="9.8cm" svg:x2="11.4cm" svg:y2="9.8cm">
          <text:p/>
        </draw:line>
        <draw:line draw:style-name="gr34" draw:text-style-name="P4" draw:layer="layout" svg:x1="8.6cm" svg:y1="9.8cm" svg:x2="6.5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1:21:22.687803186</meta:creation-date>
    <dc:date>2017-06-16T17:01:31.696392331</dc:date>
    <meta:editing-duration>PT47M40S</meta:editing-duration>
    <meta:editing-cycles>12</meta:editing-cycles>
    <meta:generator>LibreOffice/5.1.6.2$Linux_X86_64 LibreOffice_project/10m0$Build-2</meta:generator>
    <meta:document-statistic meta:object-count="98"/>
  </office:meta>
</office:document-meta>
</file>